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  <style:style style:name="ce24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>
            <text:p/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 office:value-type="string" office:string-value="getitimer01" calcext:value-type="string">
            <text:p>getitimer01</text:p>
          </table:table-cell>
          <table:table-cell table:formula="of:= IF( AND( IF([.H331] = &quot;FAIL&quot;; 1; 0) ; IF([.I331] = &quot;&quot;;  1 ; 0); IF([.J331] = &quot;FAIL&quot;; 1; 0) ) ; [.A3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>
            <text:p/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 office:value-type="string" office:string-value="getitimer02" calcext:value-type="string">
            <text:p>getitimer02</text:p>
          </table:table-cell>
          <table:table-cell table:formula="of:= IF( AND( IF([.H332] = &quot;FAIL&quot;; 1; 0) ; IF([.I332] = &quot;&quot;;  1 ; 0); IF([.J332] = &quot;FAIL&quot;; 1; 0) ) ; [.A3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>
            <text:p/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 office:value-type="string" office:string-value="getitimer03" calcext:value-type="string">
            <text:p>getitimer03</text:p>
          </table:table-cell>
          <table:table-cell table:formula="of:= IF( AND( IF([.H333] = &quot;FAIL&quot;; 1; 0) ; IF([.I333] = &quot;&quot;;  1 ; 0); IF([.J333] = &quot;FAIL&quot;; 1; 0) ) ; [.A3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>
            <text:p/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 office:value-type="string" office:string-value="sethostname01" calcext:value-type="string">
            <text:p>sethostname01</text:p>
          </table:table-cell>
          <table:table-cell table:formula="of:= IF( AND( IF([.H894] = &quot;FAIL&quot;; 1; 0) ; IF([.I894] = &quot;&quot;;  1 ; 0); IF([.J894] = &quot;FAIL&quot;; 1; 0) ) ; [.A8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>
            <text:p/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 office:value-type="string" office:string-value="sethostname02" calcext:value-type="string">
            <text:p>sethostname02</text:p>
          </table:table-cell>
          <table:table-cell table:formula="of:= IF( AND( IF([.H895] = &quot;FAIL&quot;; 1; 0) ; IF([.I895] = &quot;&quot;;  1 ; 0); IF([.J895] = &quot;FAIL&quot;; 1; 0) ) ; [.A8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6]&amp;[Sheet1.C896]&amp;[Sheet1.D896]&amp;[Sheet1.E894]=&quot;PASSPASSPASSFAIL&quot;; &quot;FAIL&quot;; &quot;&quot;)">
            <text:p/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6] = &quot;FAIL&quot;; 1; 0)) ; [.A896] ; &quot;&quot;)" office:value-type="string" office:string-value="sethostname03" calcext:value-type="string">
            <text:p>sethostname03</text:p>
          </table:table-cell>
          <table:table-cell table:formula="of:= IF( AND( IF([.H896] = &quot;FAIL&quot;; 1; 0) ; IF([.I896] = &quot;&quot;;  1 ; 0); IF([.J896] = &quot;FAIL&quot;; 1; 0) ) ; [.A8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5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5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6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6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7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898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8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899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9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0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0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1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1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2]=&quot;PASSPASSPASSFAIL&quot;; &quot;FAIL&quot;; &quot;&quot;)">
            <text:p/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3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5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5] = &quot;PASS&quot;; 1; 0) ; IF ([.J907] = &quot;FAIL&quot;; 1; 0)) ; [.A907] ; &quot;&quot;)" office:value-type="string" office:string-value="setpriority01" calcext:value-type="string">
            <text:p>setpriority01</text:p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6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7]=&quot;PASSPASSPASSFAIL&quot;; &quot;FAIL&quot;; &quot;&quot;)" office:value-type="string" office:string-value="FAIL" calcext:value-type="string">
            <text:p>FAIL</text:p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7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08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8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09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0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1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2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3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4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5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6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7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18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19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0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1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2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3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4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5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6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7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28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29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0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1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2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3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4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5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6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7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38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39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0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1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2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3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4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5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6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7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7] = &quot;PASS&quot;; 1; 0) ; IF ([.J949] = &quot;FAIL&quot;; 1; 0)) ; [.A949] ; &quot;&quot;)" office:value-type="string" office:string-value="setrlimit01" calcext:value-type="string">
            <text:p>setrlimit01</text:p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48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8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49]=&quot;PASSPASSPASSFAIL&quot;; &quot;FAIL&quot;; &quot;&quot;)" office:value-type="string" office:string-value="FAIL" calcext:value-type="string">
            <text:p>FAIL</text:p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9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0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1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2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3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4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4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5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6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6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7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58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58] = &quot;PASS&quot;; 1; 0) ; IF ([.J960] = &quot;FAIL&quot;; 1; 0)) ; [.A960] ; &quot;&quot;)" office:value-type="string" office:string-value="setsockopt02" calcext:value-type="string">
            <text:p>setsockopt02</text:p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59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0]=&quot;PASSPASSPASSFAIL&quot;; &quot;FAIL&quot;; &quot;&quot;)" office:value-type="string" office:string-value="FAIL" calcext:value-type="string">
            <text:p>FAIL</text:p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0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 office:value-type="string" office:string-value="settimeofday01" calcext:value-type="string">
            <text:p>settimeofday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1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2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2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3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3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4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5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6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7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68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8] = &quot;PASS&quot;; 1; 0) ; IF ([.J970] = &quot;FAIL&quot;; 1; 0)) ; [.A970] ; &quot;&quot;)" office:value-type="string" office:string-value="setxattr01" calcext:value-type="string">
            <text:p>setxattr01</text:p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69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9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0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1]=&quot;PASSPASSPASSFAIL&quot;; &quot;FAIL&quot;; &quot;&quot;)" office:value-type="string" office:string-value="FAIL" calcext:value-type="string">
            <text:p>FAIL</text:p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1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2]=&quot;PASSPASSPASSFAIL&quot;; &quot;FAIL&quot;; &quot;&quot;)" office:value-type="string" office:string-value="FAIL" calcext:value-type="string">
            <text:p>FAIL</text:p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2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3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3] = &quot;PASS&quot;; 1; 0) ; IF ([.J975] = &quot;FAIL&quot;; 1; 0)) ; [.A975] ; &quot;&quot;)" office:value-type="string" office:string-value="shmat03" calcext:value-type="string">
            <text:p>shmat03</text:p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4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5]=&quot;PASSPASSPASSFAIL&quot;; &quot;FAIL&quot;; &quot;&quot;)" office:value-type="string" office:string-value="FAIL" calcext:value-type="string">
            <text:p>FAIL</text:p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5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6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7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78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78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79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0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0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1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2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3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4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5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6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7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88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89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0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0] = &quot;PASS&quot;; 1; 0) ; IF ([.J992] = &quot;FAIL&quot;; 1; 0)) ; [.A992] ; &quot;&quot;)" office:value-type="string" office:string-value="sighold02" calcext:value-type="string">
            <text:p>sighold02</text:p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1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1] = &quot;PASS&quot;; 1; 0) ; IF ([.J993] = &quot;FAIL&quot;; 1; 0)) ; [.A993] ; &quot;&quot;)" office:value-type="string" office:string-value="signal01" calcext:value-type="string">
            <text:p>signal01</text:p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2]=&quot;PASSPASSPASSFAIL&quot;; &quot;FAIL&quot;; &quot;&quot;)" office:value-type="string" office:string-value="FAIL" calcext:value-type="string">
            <text:p>FAIL</text:p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2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3]=&quot;PASSPASSPASSFAIL&quot;; &quot;FAIL&quot;; &quot;&quot;)" office:value-type="string" office:string-value="FAIL" calcext:value-type="string">
            <text:p>FAIL</text:p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3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4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5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6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6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7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998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8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999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0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1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2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3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4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5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6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7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08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09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0]=&quot;PASSPASSPASSFAIL&quot;; &quot;FAIL&quot;; &quot;&quot;)">
            <text:p/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3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4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4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5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5] = &quot;PASS&quot;; 1; 0) ; IF ([.J1017] = &quot;FAIL&quot;; 1; 0)) ; [.A1017] ; &quot;&quot;)" office:value-type="string" office:string-value="splice02" calcext:value-type="string">
            <text:p>splice02</text:p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6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7]=&quot;PASSPASSPASSFAIL&quot;; &quot;FAIL&quot;; &quot;&quot;)" office:value-type="string" office:string-value="FAIL" calcext:value-type="string">
            <text:p>FAIL</text:p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7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18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18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19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0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0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1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1] = &quot;PASS&quot;; 1; 0) ; IF ([.J1023] = &quot;FAIL&quot;; 1; 0)) ; [.A1023] ; &quot;&quot;)" office:value-type="string" office:string-value="ssetmask01" calcext:value-type="string">
            <text:p>ssetmask01</text:p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2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2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3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3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4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5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6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7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28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29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0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1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2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3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4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5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6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7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38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39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0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1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2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3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4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5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5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6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6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7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48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49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49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0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1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1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2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2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3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4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5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6]=&quot;PASSPASSPASSFAIL&quot;; &quot;FAIL&quot;; &quot;&quot;)">
            <text:p/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7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59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9] = &quot;PASS&quot;; 1; 0) ; IF ([.J1061] = &quot;FAIL&quot;; 1; 0)) ; [.A1061] ; &quot;&quot;)" office:value-type="string" office:string-value="sync03" calcext:value-type="string">
            <text:p>sync03</text:p>
          </table:table-cell>
          <table:table-cell table:formula="of:= IF( AND( IF([.H1060] = &quot;FAIL&quot;; 1; 0) ; IF([.I1061] = &quot;&quot;;  1 ; 0); IF([.J1061] = &quot;FAIL&quot;; 1; 0) ) ; [.A1061] ; &quot;&quot;)" office:value-type="string" office:string-value="sync03" calcext:value-type="string">
            <text:p>sync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0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0] = &quot;PASS&quot;; 1; 0) ; IF ([.J1062] = &quot;FAIL&quot;; 1; 0)) ; [.A1062] ; &quot;&quot;)" office:value-type="string" office:string-value="syncfs01" calcext:value-type="string">
            <text:p>syncfs01</text:p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1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2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3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4]=&quot;PASSPASSPASSFAIL&quot;; &quot;FAIL&quot;; &quot;&quot;)" office:value-type="string" office:string-value="FAIL" calcext:value-type="string">
            <text:p>FAIL</text:p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4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5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6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7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68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8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69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69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0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1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2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3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4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4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5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5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6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7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78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79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0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1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2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3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4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5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6]=&quot;PASSPASSPASSFAIL&quot;; &quot;FAIL&quot;; &quot;&quot;)">
            <text:p/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7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89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0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1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2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3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4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5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6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7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098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099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0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0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1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1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2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2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3]=&quot;PASSPASSPASSFAIL&quot;; &quot;FAIL&quot;; &quot;&quot;)">
            <text:p/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3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4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6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08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9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0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1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2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3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4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5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6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7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18]=&quot;PASSPASSPASSFAIL&quot;; &quot;FAIL&quot;; &quot;&quot;)">
            <text:p/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19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19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0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1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1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2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3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4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5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6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7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7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28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8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29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9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0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0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1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2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3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4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5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5] = &quot;PASS&quot;; 1; 0) ; IF ([.J1137] = &quot;FAIL&quot;; 1; 0)) ; [.A1137] ; &quot;&quot;)" office:value-type="string" office:string-value="utime06" calcext:value-type="string">
            <text:p>utime06</text:p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6]=&quot;PASSPASSPASSFAIL&quot;; &quot;FAIL&quot;; &quot;&quot;)">
            <text:p/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6] = &quot;PASS&quot;; 1; 0) ; IF ([.J1138] = &quot;FAIL&quot;; 1; 0)) ; [.A1138] ; &quot;&quot;)" office:value-type="string" office:string-value="utimes01" calcext:value-type="string">
            <text:p>utimes01</text:p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7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7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8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39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0]=&quot;PASSPASSPASSFAIL&quot;; &quot;FAIL&quot;; &quot;&quot;)">
            <text:p/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0] = &quot;PASS&quot;; 1; 0) ; IF ([.J1142] = &quot;FAIL&quot;; 1; 0)) ; [.A1142] ; &quot;&quot;)" office:value-type="string" office:string-value="vhangup01" calcext:value-type="string">
            <text:p>vhangup01</text:p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1]=&quot;PASSPASSPASSFAIL&quot;; &quot;FAIL&quot;; &quot;&quot;)">
            <text:p/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1] = &quot;PASS&quot;; 1; 0) ; IF ([.J1143] = &quot;FAIL&quot;; 1; 0)) ; [.A1143] ; &quot;&quot;)" office:value-type="string" office:string-value="vhangup02" calcext:value-type="string">
            <text:p>vhangup02</text:p>
          </table:table-cell>
          <table:table-cell table:formula="of:= IF( AND( IF([.H1142] = &quot;FAIL&quot;; 1; 0) ; IF([.I1143] = &quot;&quot;;  1 ; 0); IF([.J1143] = &quot;FAIL&quot;; 1; 0) ) ; [.A1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4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5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6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7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48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49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0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1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2]=&quot;PASSPASSPASSFAIL&quot;; &quot;FAIL&quot;; &quot;&quot;)">
            <text:p/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2] = &quot;PASS&quot;; 1; 0) ; IF ([.J1154] = &quot;FAIL&quot;; 1; 0)) ; [.A1154] ; &quot;&quot;)" office:value-type="string" office:string-value="waitpid05" calcext:value-type="string">
            <text:p>waitpid05</text:p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3]=&quot;PASSPASSPASSFAIL&quot;; &quot;FAIL&quot;; &quot;&quot;)">
            <text:p/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4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1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2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3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4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5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6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7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68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69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0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1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2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3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3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4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4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5]=&quot;PASSPASSPASSFAIL&quot;; &quot;FAIL&quot;; &quot;&quot;)">
            <text:p/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5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6]=&quot;PASSPASSPASSFAIL&quot;; &quot;FAIL&quot;; &quot;&quot;)">
            <text:p/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6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1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2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3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3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4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5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5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6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88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8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89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9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0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1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2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3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4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5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6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7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198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8" calcext:value-type="float">
            <text:p>118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7"/>
        <table:table-column table:style-name="co2" table:default-cell-style-name="ce17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default-cell-style-name="ce22"/>
        <table:table-column table:style-name="co2" table:number-columns-repeated="5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s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posix_fadvise01_64 <text:s text:c="1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 <text:s text:c="26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fcntl14_64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cpu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getrusage04 <text:s text:c="22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ge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1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2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istxattr03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1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2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listxattr03 <text:s text:c="21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lremovexattr01 <text:s text:c="19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1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adv02_64 <text:s text:c="22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rt_sigsuspend01 <text:s text:c="18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3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plice04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1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ee02 <text:s text:c="28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prebaceno na PLAX_ 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style-name="ce24" office:value-type="string" calcext:value-type="string">
            <text:p>PRONADJEN VELIKI BUG, NIJE SLAT ARG7 UOPSTE NIKAD </text:p>
          </table:table-cell>
          <table:table-cell table:style-name="ce24" table:number-columns-repeated="4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office:value-type="string" calcext:value-type="string">
            <text:p>MILUTIN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1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hangup02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1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vmsplice02 <text:s text:c="23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pid05 <text:s text:c="24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1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table:style-name="ce18" office:value-type="string" calcext:value-type="string">
            <text:p>waitid02 <text:s text:c="25"/></text:p>
          </table:table-cell>
          <table:table-cell table:style-name="ce18" office:value-type="string" calcext:value-type="string">
            <text:p>FAIL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0:33:12.068871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8T13:03:31.576613662</dc:date>
    <meta:editing-duration>P5DT11H36M58S</meta:editing-duration>
    <meta:editing-cycles>48</meta:editing-cycles>
    <meta:generator>LibreOffice/5.1.6.2$Linux_X86_64 LibreOffice_project/10m0$Build-2</meta:generator>
    <meta:document-statistic meta:table-count="2" meta:cell-count="14775" meta:object-count="0"/>
  </office:meta>
</office:document-meta>
</file>